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3xInstalledLocalDeployer.deploy( Deployable deploy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InstalledLocalDeployer.ServiceMix3xInstalledLocalDeployer( InstalledLocal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